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85.87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99pt ridge #000000"/>
    </style:style>
    <style:style style:name="ce3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_raw" table:style-name="ta1">
        <table:shapes>
          <draw:frame draw:z-index="0" draw:style-name="gr1" draw:text-style-name="P1" svg:width="168.32mm" svg:height="110.77mm" svg:x="265.25mm" svg:y="55.51mm">
            <loext:p draw:notify-on-update-of-ranges="results_raw.F2:results_raw.F39 results_raw.I5:results_raw.I5 results_raw.E2:results_raw.E39 results_raw.F40:results_raw.F77 results_raw.I6:results_raw.I6 results_raw.E40:results_raw.E77 results_raw.F78:results_raw.F115 results_raw.I7:results_raw.I7 results_raw.E78:results_raw.E1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languageName</text:p>
          </table:table-cell>
          <table:table-cell table:style-name="ce1" office:value-type="string" calcext:value-type="string">
            <text:p>traceMetamodel</text:p>
          </table:table-cell>
          <table:table-cell table:style-name="ce1" office:value-type="string" calcext:value-type="string">
            <text:p>modelName</text:p>
          </table:table-cell>
          <table:table-cell table:style-name="ce1" office:value-type="string" calcext:value-type="string">
            <text:p>traceMemoryFootprint</text:p>
          </table:table-cell>
          <table:table-cell table:style-name="ce1" office:value-type="string" calcext:value-type="string">
            <text:p>kB</text:p>
          </table:table-cell>
          <table:table-cell table:style-name="ce1" office:value-type="string" calcext:value-type="string">
            <text:p>nbStatesGEN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2557-1_parameter_1.xmi.trace</text:p>
          </table:table-cell>
          <table:table-cell office:value-type="float" office:value="10761632" calcext:value-type="float">
            <text:p>10761632</text:p>
          </table:table-cell>
          <table:table-cell table:formula="of:=[.D2]/1000" office:value-type="float" office:value="10761.632" calcext:value-type="float">
            <text:p>10761,632</text:p>
          </table:table-cell>
          <table:table-cell office:value-type="float" office:value="264" calcext:value-type="float">
            <text:p>2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2557-1_parameter_2.xmi.trace</text:p>
          </table:table-cell>
          <table:table-cell office:value-type="float" office:value="10421920" calcext:value-type="float">
            <text:p>10421920</text:p>
          </table:table-cell>
          <table:table-cell table:formula="of:=[.D3]/1000" office:value-type="float" office:value="10421.92" calcext:value-type="float">
            <text:p>10421,92</text:p>
          </table:table-cell>
          <table:table-cell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2557-1_parameter_3.xmi.trace</text:p>
          </table:table-cell>
          <table:table-cell office:value-type="float" office:value="10435016" calcext:value-type="float">
            <text:p>10435016</text:p>
          </table:table-cell>
          <table:table-cell table:formula="of:=[.D4]/1000" office:value-type="float" office:value="10435.016" calcext:value-type="float">
            <text:p>10435,016</text:p>
          </table:table-cell>
          <table:table-cell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2557-2_parameter_1.xmi.trace</text:p>
          </table:table-cell>
          <table:table-cell office:value-type="float" office:value="8742920" calcext:value-type="float">
            <text:p>8742920</text:p>
          </table:table-cell>
          <table:table-cell table:formula="of:=[.D5]/1000" office:value-type="float" office:value="8742.92" calcext:value-type="float">
            <text:p>8742,92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table:style-name="Gnumeric-default" office:value-type="string" calcext:value-type="string">
            <text:p>generic tra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2557-2_parameter_2.xmi.trace</text:p>
          </table:table-cell>
          <table:table-cell office:value-type="float" office:value="8433456" calcext:value-type="float">
            <text:p>8433456</text:p>
          </table:table-cell>
          <table:table-cell table:formula="of:=[.D6]/1000" office:value-type="float" office:value="8433.456" calcext:value-type="float">
            <text:p>8433,456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table:style-name="Gnumeric-default" office:value-type="string" calcext:value-type="string">
            <text:p>domain-specific tra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2557-2_parameter_3.xmi.trace</text:p>
          </table:table-cell>
          <table:table-cell office:value-type="float" office:value="8430232" calcext:value-type="float">
            <text:p>8430232</text:p>
          </table:table-cell>
          <table:table-cell table:formula="of:=[.D7]/1000" office:value-type="float" office:value="8430.232" calcext:value-type="float">
            <text:p>8430,232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table:style-name="Gnumeric-default" office:value-type="string" calcext:value-type="string">
            <text:p>customized trace domain-specific tra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AV1_parameter_1_1.xmi.trace</text:p>
          </table:table-cell>
          <table:table-cell office:value-type="float" office:value="7970616" calcext:value-type="float">
            <text:p>7970616</text:p>
          </table:table-cell>
          <table:table-cell table:formula="of:=[.D8]/1000" office:value-type="float" office:value="7970.616" calcext:value-type="float">
            <text:p>7970,616</text:p>
          </table:table-cell>
          <table:table-cell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AV1_parameter_1_2.xmi.trace</text:p>
          </table:table-cell>
          <table:table-cell office:value-type="float" office:value="7970264" calcext:value-type="float">
            <text:p>7970264</text:p>
          </table:table-cell>
          <table:table-cell table:formula="of:=[.D9]/1000" office:value-type="float" office:value="7970.264" calcext:value-type="float">
            <text:p>7970,264</text:p>
          </table:table-cell>
          <table:table-cell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AV1_parameter_2_1.xmi.trace</text:p>
          </table:table-cell>
          <table:table-cell office:value-type="float" office:value="8287128" calcext:value-type="float">
            <text:p>8287128</text:p>
          </table:table-cell>
          <table:table-cell table:formula="of:=[.D10]/1000" office:value-type="float" office:value="8287.128" calcext:value-type="float">
            <text:p>8287,128</text:p>
          </table:table-cell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AV1_parameter_2_2.xmi.trace</text:p>
          </table:table-cell>
          <table:table-cell office:value-type="float" office:value="8289296" calcext:value-type="float">
            <text:p>8289296</text:p>
          </table:table-cell>
          <table:table-cell table:formula="of:=[.D11]/1000" office:value-type="float" office:value="8289.296" calcext:value-type="float">
            <text:p>8289,296</text:p>
          </table:table-cell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AV2_parameter_1_1.xmi.trace</text:p>
          </table:table-cell>
          <table:table-cell office:value-type="float" office:value="9884880" calcext:value-type="float">
            <text:p>9884880</text:p>
          </table:table-cell>
          <table:table-cell table:formula="of:=[.D12]/1000" office:value-type="float" office:value="9884.88" calcext:value-type="float">
            <text:p>9884,88</text:p>
          </table:table-cell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AV2_parameter_1_2.xmi.trace</text:p>
          </table:table-cell>
          <table:table-cell office:value-type="float" office:value="9894560" calcext:value-type="float">
            <text:p>9894560</text:p>
          </table:table-cell>
          <table:table-cell table:formula="of:=[.D13]/1000" office:value-type="float" office:value="9894.56" calcext:value-type="float">
            <text:p>9894,56</text:p>
          </table:table-cell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AV2_parameter_2_1.xmi.trace</text:p>
          </table:table-cell>
          <table:table-cell office:value-type="float" office:value="9885584" calcext:value-type="float">
            <text:p>9885584</text:p>
          </table:table-cell>
          <table:table-cell table:formula="of:=[.D14]/1000" office:value-type="float" office:value="9885.584" calcext:value-type="float">
            <text:p>9885,584</text:p>
          </table:table-cell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AV2_parameter_2_2.xmi.trace</text:p>
          </table:table-cell>
          <table:table-cell office:value-type="float" office:value="9889472" calcext:value-type="float">
            <text:p>9889472</text:p>
          </table:table-cell>
          <table:table-cell table:formula="of:=[.D15]/1000" office:value-type="float" office:value="9889.472" calcext:value-type="float">
            <text:p>9889,472</text:p>
          </table:table-cell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AV3_parameter_1_1.xmi.trace</text:p>
          </table:table-cell>
          <table:table-cell office:value-type="float" office:value="16565168" calcext:value-type="float">
            <text:p>16565168</text:p>
          </table:table-cell>
          <table:table-cell table:formula="of:=[.D16]/1000" office:value-type="float" office:value="16565.168" calcext:value-type="float">
            <text:p>16565,168</text:p>
          </table:table-cell>
          <table:table-cell office:value-type="float" office:value="334" calcext:value-type="float">
            <text:p>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AV3_parameter_1_2.xmi.trace</text:p>
          </table:table-cell>
          <table:table-cell office:value-type="float" office:value="16559896" calcext:value-type="float">
            <text:p>16559896</text:p>
          </table:table-cell>
          <table:table-cell table:formula="of:=[.D17]/1000" office:value-type="float" office:value="16559.896" calcext:value-type="float">
            <text:p>16559,896</text:p>
          </table:table-cell>
          <table:table-cell office:value-type="float" office:value="334" calcext:value-type="float">
            <text:p>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AV3_parameter_2_1.xmi.trace</text:p>
          </table:table-cell>
          <table:table-cell office:value-type="float" office:value="16558672" calcext:value-type="float">
            <text:p>16558672</text:p>
          </table:table-cell>
          <table:table-cell table:formula="of:=[.D18]/1000" office:value-type="float" office:value="16558.672" calcext:value-type="float">
            <text:p>16558,672</text:p>
          </table:table-cell>
          <table:table-cell office:value-type="float" office:value="334" calcext:value-type="float">
            <text:p>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AV3_parameter_2_2.xmi.trace</text:p>
          </table:table-cell>
          <table:table-cell office:value-type="float" office:value="16567464" calcext:value-type="float">
            <text:p>16567464</text:p>
          </table:table-cell>
          <table:table-cell table:formula="of:=[.D19]/1000" office:value-type="float" office:value="16567.464" calcext:value-type="float">
            <text:p>16567,464</text:p>
          </table:table-cell>
          <table:table-cell office:value-type="float" office:value="334" calcext:value-type="float">
            <text:p>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AV4_parameter_1_1.xmi.trace</text:p>
          </table:table-cell>
          <table:table-cell office:value-type="float" office:value="16281104" calcext:value-type="float">
            <text:p>16281104</text:p>
          </table:table-cell>
          <table:table-cell table:formula="of:=[.D20]/1000" office:value-type="float" office:value="16281.104" calcext:value-type="float">
            <text:p>16281,104</text:p>
          </table:table-cell>
          <table:table-cell office:value-type="float" office:value="331" calcext:value-type="float">
            <text:p>3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AV4_parameter_1_2.xmi.trace</text:p>
          </table:table-cell>
          <table:table-cell office:value-type="float" office:value="16275960" calcext:value-type="float">
            <text:p>16275960</text:p>
          </table:table-cell>
          <table:table-cell table:formula="of:=[.D21]/1000" office:value-type="float" office:value="16275.96" calcext:value-type="float">
            <text:p>16275,96</text:p>
          </table:table-cell>
          <table:table-cell office:value-type="float" office:value="331" calcext:value-type="float">
            <text:p>3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AV4_parameter_2_1.xmi.trace</text:p>
          </table:table-cell>
          <table:table-cell office:value-type="float" office:value="16275840" calcext:value-type="float">
            <text:p>16275840</text:p>
          </table:table-cell>
          <table:table-cell table:formula="of:=[.D22]/1000" office:value-type="float" office:value="16275.84" calcext:value-type="float">
            <text:p>16275,84</text:p>
          </table:table-cell>
          <table:table-cell office:value-type="float" office:value="331" calcext:value-type="float">
            <text:p>3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AV4_parameter_2_2.xmi.trace</text:p>
          </table:table-cell>
          <table:table-cell office:value-type="float" office:value="16288448" calcext:value-type="float">
            <text:p>16288448</text:p>
          </table:table-cell>
          <table:table-cell table:formula="of:=[.D23]/1000" office:value-type="float" office:value="16288.448" calcext:value-type="float">
            <text:p>16288,448</text:p>
          </table:table-cell>
          <table:table-cell office:value-type="float" office:value="331" calcext:value-type="float">
            <text:p>3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BV1_parameter_false_false.xmi.trace</text:p>
          </table:table-cell>
          <table:table-cell office:value-type="float" office:value="8054184" calcext:value-type="float">
            <text:p>8054184</text:p>
          </table:table-cell>
          <table:table-cell table:formula="of:=[.D24]/1000" office:value-type="float" office:value="8054.184" calcext:value-type="float">
            <text:p>8054,184</text:p>
          </table:table-cell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BV1_parameter_false_true.xmi.trace</text:p>
          </table:table-cell>
          <table:table-cell office:value-type="float" office:value="8447880" calcext:value-type="float">
            <text:p>8447880</text:p>
          </table:table-cell>
          <table:table-cell table:formula="of:=[.D25]/1000" office:value-type="float" office:value="8447.88" calcext:value-type="float">
            <text:p>8447,88</text:p>
          </table:table-cell>
          <table:table-cell office:value-type="float" office:value="222" calcext:value-type="float">
            <text:p>2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BV1_parameter_true_false.xmi.trace</text:p>
          </table:table-cell>
          <table:table-cell office:value-type="float" office:value="7763000" calcext:value-type="float">
            <text:p>7763000</text:p>
          </table:table-cell>
          <table:table-cell table:formula="of:=[.D26]/1000" office:value-type="float" office:value="7763" calcext:value-type="float">
            <text:p>7763</text:p>
          </table:table-cell>
          <table:table-cell office:value-type="float" office:value="205" calcext:value-type="float">
            <text:p>2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BV1_parameter_true_true.xmi.trace</text:p>
          </table:table-cell>
          <table:table-cell office:value-type="float" office:value="7763840" calcext:value-type="float">
            <text:p>7763840</text:p>
          </table:table-cell>
          <table:table-cell table:formula="of:=[.D27]/1000" office:value-type="float" office:value="7763.84" calcext:value-type="float">
            <text:p>7763,84</text:p>
          </table:table-cell>
          <table:table-cell office:value-type="float" office:value="205" calcext:value-type="float">
            <text:p>2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BV2_parameter_false_false.xmi.trace</text:p>
          </table:table-cell>
          <table:table-cell office:value-type="float" office:value="8045704" calcext:value-type="float">
            <text:p>8045704</text:p>
          </table:table-cell>
          <table:table-cell table:formula="of:=[.D28]/1000" office:value-type="float" office:value="8045.704" calcext:value-type="float">
            <text:p>8045,704</text:p>
          </table:table-cell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BV2_parameter_false_true.xmi.trace</text:p>
          </table:table-cell>
          <table:table-cell office:value-type="float" office:value="8447528" calcext:value-type="float">
            <text:p>8447528</text:p>
          </table:table-cell>
          <table:table-cell table:formula="of:=[.D29]/1000" office:value-type="float" office:value="8447.528" calcext:value-type="float">
            <text:p>8447,528</text:p>
          </table:table-cell>
          <table:table-cell office:value-type="float" office:value="222" calcext:value-type="float">
            <text:p>2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BV2_parameter_true_false.xmi.trace</text:p>
          </table:table-cell>
          <table:table-cell office:value-type="float" office:value="7763336" calcext:value-type="float">
            <text:p>7763336</text:p>
          </table:table-cell>
          <table:table-cell table:formula="of:=[.D30]/1000" office:value-type="float" office:value="7763.336" calcext:value-type="float">
            <text:p>7763,336</text:p>
          </table:table-cell>
          <table:table-cell office:value-type="float" office:value="205" calcext:value-type="float">
            <text:p>2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BV2_parameter_true_true.xmi.trace</text:p>
          </table:table-cell>
          <table:table-cell office:value-type="float" office:value="7760504" calcext:value-type="float">
            <text:p>7760504</text:p>
          </table:table-cell>
          <table:table-cell table:formula="of:=[.D31]/1000" office:value-type="float" office:value="7760.504" calcext:value-type="float">
            <text:p>7760,504</text:p>
          </table:table-cell>
          <table:table-cell office:value-type="float" office:value="205" calcext:value-type="float">
            <text:p>2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BV3_parameter_false_false_false.xmi.trace</text:p>
          </table:table-cell>
          <table:table-cell office:value-type="float" office:value="12875576" calcext:value-type="float">
            <text:p>12875576</text:p>
          </table:table-cell>
          <table:table-cell table:formula="of:=[.D32]/1000" office:value-type="float" office:value="12875.576" calcext:value-type="float">
            <text:p>12875,576</text:p>
          </table:table-cell>
          <table:table-cell office:value-type="float" office:value="280" calcext:value-type="float">
            <text:p>2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BV3_parameter_false_false_true.xmi.trace</text:p>
          </table:table-cell>
          <table:table-cell office:value-type="float" office:value="12969880" calcext:value-type="float">
            <text:p>12969880</text:p>
          </table:table-cell>
          <table:table-cell table:formula="of:=[.D33]/1000" office:value-type="float" office:value="12969.88" calcext:value-type="float">
            <text:p>12969,88</text:p>
          </table:table-cell>
          <table:table-cell office:value-type="float" office:value="282" calcext:value-type="float">
            <text:p>2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BV3_parameter_false_true_false.xmi.trace</text:p>
          </table:table-cell>
          <table:table-cell office:value-type="float" office:value="12143408" calcext:value-type="float">
            <text:p>12143408</text:p>
          </table:table-cell>
          <table:table-cell table:formula="of:=[.D34]/1000" office:value-type="float" office:value="12143.408" calcext:value-type="float">
            <text:p>12143,408</text:p>
          </table:table-cell>
          <table:table-cell office:value-type="float" office:value="265" calcext:value-type="float">
            <text:p>2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BV3_parameter_false_true_true.xmi.trace</text:p>
          </table:table-cell>
          <table:table-cell office:value-type="float" office:value="11843120" calcext:value-type="float">
            <text:p>11843120</text:p>
          </table:table-cell>
          <table:table-cell table:formula="of:=[.D35]/1000" office:value-type="float" office:value="11843.12" calcext:value-type="float">
            <text:p>11843,12</text:p>
          </table:table-cell>
          <table:table-cell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BV3_parameter_true_false_false.xmi.trace</text:p>
          </table:table-cell>
          <table:table-cell office:value-type="float" office:value="11013512" calcext:value-type="float">
            <text:p>11013512</text:p>
          </table:table-cell>
          <table:table-cell table:formula="of:=[.D36]/1000" office:value-type="float" office:value="11013.512" calcext:value-type="float">
            <text:p>11013,512</text:p>
          </table:table-cell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BV3_parameter_true_false_true.xmi.trace</text:p>
          </table:table-cell>
          <table:table-cell office:value-type="float" office:value="11304776" calcext:value-type="float">
            <text:p>11304776</text:p>
          </table:table-cell>
          <table:table-cell table:formula="of:=[.D37]/1000" office:value-type="float" office:value="11304.776" calcext:value-type="float">
            <text:p>11304,776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BV3_parameter_true_true_false.xmi.trace</text:p>
          </table:table-cell>
          <table:table-cell office:value-type="float" office:value="11302696" calcext:value-type="float">
            <text:p>11302696</text:p>
          </table:table-cell>
          <table:table-cell table:formula="of:=[.D38]/1000" office:value-type="float" office:value="11302.696" calcext:value-type="float">
            <text:p>11302,696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ExampleBV3_parameter_true_true_true.xmi.trace</text:p>
          </table:table-cell>
          <table:table-cell office:value-type="float" office:value="11304856" calcext:value-type="float">
            <text:p>11304856</text:p>
          </table:table-cell>
          <table:table-cell table:formula="of:=[.D39]/1000" office:value-type="float" office:value="11304.856" calcext:value-type="float">
            <text:p>11304,856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ce2" office:value-type="string" calcext:value-type="string">
            <text:p>ds_traces</text:p>
          </table:table-cell>
          <table:table-cell table:style-name="ce2" office:value-type="string" calcext:value-type="string">
            <text:p>2557-1_parameter_1.xmi.trace</text:p>
          </table:table-cell>
          <table:table-cell table:style-name="ce2" office:value-type="float" office:value="2454536" calcext:value-type="float">
            <text:p>2454536</text:p>
          </table:table-cell>
          <table:table-cell table:formula="of:=[.D40]/1000" office:value-type="float" office:value="2454.536" calcext:value-type="float">
            <text:p>2454,536</text:p>
          </table:table-cell>
          <table:table-cell office:value-type="float" office:value="264" calcext:value-type="float">
            <text:p>264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2557-1_parameter_2.xmi.trace</text:p>
          </table:table-cell>
          <table:table-cell office:value-type="float" office:value="2383304" calcext:value-type="float">
            <text:p>2383304</text:p>
          </table:table-cell>
          <table:table-cell table:formula="of:=[.D41]/1000" office:value-type="float" office:value="2383.304" calcext:value-type="float">
            <text:p>2383,304</text:p>
          </table:table-cell>
          <table:table-cell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2557-1_parameter_3.xmi.trace</text:p>
          </table:table-cell>
          <table:table-cell office:value-type="float" office:value="2382520" calcext:value-type="float">
            <text:p>2382520</text:p>
          </table:table-cell>
          <table:table-cell table:formula="of:=[.D42]/1000" office:value-type="float" office:value="2382.52" calcext:value-type="float">
            <text:p>2382,52</text:p>
          </table:table-cell>
          <table:table-cell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2557-2_parameter_1.xmi.trace</text:p>
          </table:table-cell>
          <table:table-cell office:value-type="float" office:value="2065960" calcext:value-type="float">
            <text:p>2065960</text:p>
          </table:table-cell>
          <table:table-cell table:formula="of:=[.D43]/1000" office:value-type="float" office:value="2065.96" calcext:value-type="float">
            <text:p>2065,96</text:p>
          </table:table-cell>
          <table:table-cell office:value-type="float" office:value="231" calcext:value-type="float">
            <text:p>2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2557-2_parameter_2.xmi.trace</text:p>
          </table:table-cell>
          <table:table-cell office:value-type="float" office:value="1987232" calcext:value-type="float">
            <text:p>1987232</text:p>
          </table:table-cell>
          <table:table-cell table:formula="of:=[.D44]/1000" office:value-type="float" office:value="1987.232" calcext:value-type="float">
            <text:p>1987,232</text:p>
          </table:table-cell>
          <table:table-cell office:value-type="float" office:value="223" calcext:value-type="float">
            <text:p>2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2557-2_parameter_3.xmi.trace</text:p>
          </table:table-cell>
          <table:table-cell office:value-type="float" office:value="1991672" calcext:value-type="float">
            <text:p>1991672</text:p>
          </table:table-cell>
          <table:table-cell table:formula="of:=[.D45]/1000" office:value-type="float" office:value="1991.672" calcext:value-type="float">
            <text:p>1991,672</text:p>
          </table:table-cell>
          <table:table-cell office:value-type="float" office:value="223" calcext:value-type="float">
            <text:p>2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AV1_parameter_1_1.xmi.trace</text:p>
          </table:table-cell>
          <table:table-cell office:value-type="float" office:value="1933752" calcext:value-type="float">
            <text:p>1933752</text:p>
          </table:table-cell>
          <table:table-cell table:formula="of:=[.D46]/1000" office:value-type="float" office:value="1933.752" calcext:value-type="float">
            <text:p>1933,752</text:p>
          </table:table-cell>
          <table:table-cell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AV1_parameter_1_2.xmi.trace</text:p>
          </table:table-cell>
          <table:table-cell office:value-type="float" office:value="1929336" calcext:value-type="float">
            <text:p>1929336</text:p>
          </table:table-cell>
          <table:table-cell table:formula="of:=[.D47]/1000" office:value-type="float" office:value="1929.336" calcext:value-type="float">
            <text:p>1929,336</text:p>
          </table:table-cell>
          <table:table-cell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AV1_parameter_2_1.xmi.trace</text:p>
          </table:table-cell>
          <table:table-cell office:value-type="float" office:value="1999480" calcext:value-type="float">
            <text:p>1999480</text:p>
          </table:table-cell>
          <table:table-cell table:formula="of:=[.D48]/1000" office:value-type="float" office:value="1999.48" calcext:value-type="float">
            <text:p>1999,48</text:p>
          </table:table-cell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uml</text:p>
          </table:table-cell>
          <table:table-cell table:style-name="ce3" office:value-type="string" calcext:value-type="string">
            <text:p>ds_traces</text:p>
          </table:table-cell>
          <table:table-cell table:style-name="ce3" office:value-type="string" calcext:value-type="string">
            <text:p>ExampleAV1_parameter_2_2.xmi.trace</text:p>
          </table:table-cell>
          <table:table-cell table:style-name="ce3" office:value-type="float" office:value="1995784" calcext:value-type="float">
            <text:p>1995784</text:p>
          </table:table-cell>
          <table:table-cell table:formula="of:=[.D49]/1000" office:value-type="float" office:value="1995.784" calcext:value-type="float">
            <text:p>1995,784</text:p>
          </table:table-cell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AV2_parameter_1_1.xmi.trace</text:p>
          </table:table-cell>
          <table:table-cell office:value-type="float" office:value="2321704" calcext:value-type="float">
            <text:p>2321704</text:p>
          </table:table-cell>
          <table:table-cell table:formula="of:=[.D50]/1000" office:value-type="float" office:value="2321.704" calcext:value-type="float">
            <text:p>2321,704</text:p>
          </table:table-cell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AV2_parameter_1_2.xmi.trace</text:p>
          </table:table-cell>
          <table:table-cell office:value-type="float" office:value="2320472" calcext:value-type="float">
            <text:p>2320472</text:p>
          </table:table-cell>
          <table:table-cell table:formula="of:=[.D51]/1000" office:value-type="float" office:value="2320.472" calcext:value-type="float">
            <text:p>2320,472</text:p>
          </table:table-cell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AV2_parameter_2_1.xmi.trace</text:p>
          </table:table-cell>
          <table:table-cell office:value-type="float" office:value="2322448" calcext:value-type="float">
            <text:p>2322448</text:p>
          </table:table-cell>
          <table:table-cell table:formula="of:=[.D52]/1000" office:value-type="float" office:value="2322.448" calcext:value-type="float">
            <text:p>2322,448</text:p>
          </table:table-cell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AV2_parameter_2_2.xmi.trace</text:p>
          </table:table-cell>
          <table:table-cell office:value-type="float" office:value="2324552" calcext:value-type="float">
            <text:p>2324552</text:p>
          </table:table-cell>
          <table:table-cell table:formula="of:=[.D53]/1000" office:value-type="float" office:value="2324.552" calcext:value-type="float">
            <text:p>2324,552</text:p>
          </table:table-cell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AV3_parameter_1_1.xmi.trace</text:p>
          </table:table-cell>
          <table:table-cell office:value-type="float" office:value="3664224" calcext:value-type="float">
            <text:p>3664224</text:p>
          </table:table-cell>
          <table:table-cell table:formula="of:=[.D54]/1000" office:value-type="float" office:value="3664.224" calcext:value-type="float">
            <text:p>3664,224</text:p>
          </table:table-cell>
          <table:table-cell office:value-type="float" office:value="334" calcext:value-type="float">
            <text:p>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AV3_parameter_1_2.xmi.trace</text:p>
          </table:table-cell>
          <table:table-cell office:value-type="float" office:value="3665272" calcext:value-type="float">
            <text:p>3665272</text:p>
          </table:table-cell>
          <table:table-cell table:formula="of:=[.D55]/1000" office:value-type="float" office:value="3665.272" calcext:value-type="float">
            <text:p>3665,272</text:p>
          </table:table-cell>
          <table:table-cell office:value-type="float" office:value="334" calcext:value-type="float">
            <text:p>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AV3_parameter_2_1.xmi.trace</text:p>
          </table:table-cell>
          <table:table-cell office:value-type="float" office:value="3662784" calcext:value-type="float">
            <text:p>3662784</text:p>
          </table:table-cell>
          <table:table-cell table:formula="of:=[.D56]/1000" office:value-type="float" office:value="3662.784" calcext:value-type="float">
            <text:p>3662,784</text:p>
          </table:table-cell>
          <table:table-cell office:value-type="float" office:value="334" calcext:value-type="float">
            <text:p>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AV3_parameter_2_2.xmi.trace</text:p>
          </table:table-cell>
          <table:table-cell office:value-type="float" office:value="3662680" calcext:value-type="float">
            <text:p>3662680</text:p>
          </table:table-cell>
          <table:table-cell table:formula="of:=[.D57]/1000" office:value-type="float" office:value="3662.68" calcext:value-type="float">
            <text:p>3662,68</text:p>
          </table:table-cell>
          <table:table-cell office:value-type="float" office:value="334" calcext:value-type="float">
            <text:p>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AV4_parameter_1_1.xmi.trace</text:p>
          </table:table-cell>
          <table:table-cell office:value-type="float" office:value="3591096" calcext:value-type="float">
            <text:p>3591096</text:p>
          </table:table-cell>
          <table:table-cell table:formula="of:=[.D58]/1000" office:value-type="float" office:value="3591.096" calcext:value-type="float">
            <text:p>3591,096</text:p>
          </table:table-cell>
          <table:table-cell office:value-type="float" office:value="331" calcext:value-type="float">
            <text:p>3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AV4_parameter_1_2.xmi.trace</text:p>
          </table:table-cell>
          <table:table-cell office:value-type="float" office:value="3592496" calcext:value-type="float">
            <text:p>3592496</text:p>
          </table:table-cell>
          <table:table-cell table:formula="of:=[.D59]/1000" office:value-type="float" office:value="3592.496" calcext:value-type="float">
            <text:p>3592,496</text:p>
          </table:table-cell>
          <table:table-cell office:value-type="float" office:value="331" calcext:value-type="float">
            <text:p>3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AV4_parameter_2_1.xmi.trace</text:p>
          </table:table-cell>
          <table:table-cell office:value-type="float" office:value="3590336" calcext:value-type="float">
            <text:p>3590336</text:p>
          </table:table-cell>
          <table:table-cell table:formula="of:=[.D60]/1000" office:value-type="float" office:value="3590.336" calcext:value-type="float">
            <text:p>3590,336</text:p>
          </table:table-cell>
          <table:table-cell office:value-type="float" office:value="331" calcext:value-type="float">
            <text:p>3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AV4_parameter_2_2.xmi.trace</text:p>
          </table:table-cell>
          <table:table-cell office:value-type="float" office:value="3593384" calcext:value-type="float">
            <text:p>3593384</text:p>
          </table:table-cell>
          <table:table-cell table:formula="of:=[.D61]/1000" office:value-type="float" office:value="3593.384" calcext:value-type="float">
            <text:p>3593,384</text:p>
          </table:table-cell>
          <table:table-cell office:value-type="float" office:value="331" calcext:value-type="float">
            <text:p>3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BV1_parameter_false_false.xmi.trace</text:p>
          </table:table-cell>
          <table:table-cell office:value-type="float" office:value="1911400" calcext:value-type="float">
            <text:p>1911400</text:p>
          </table:table-cell>
          <table:table-cell table:formula="of:=[.D62]/1000" office:value-type="float" office:value="1911.4" calcext:value-type="float">
            <text:p>1911,4</text:p>
          </table:table-cell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BV1_parameter_false_true.xmi.trace</text:p>
          </table:table-cell>
          <table:table-cell office:value-type="float" office:value="1996392" calcext:value-type="float">
            <text:p>1996392</text:p>
          </table:table-cell>
          <table:table-cell table:formula="of:=[.D63]/1000" office:value-type="float" office:value="1996.392" calcext:value-type="float">
            <text:p>1996,392</text:p>
          </table:table-cell>
          <table:table-cell office:value-type="float" office:value="222" calcext:value-type="float">
            <text:p>2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BV1_parameter_true_false.xmi.trace</text:p>
          </table:table-cell>
          <table:table-cell office:value-type="float" office:value="1767480" calcext:value-type="float">
            <text:p>1767480</text:p>
          </table:table-cell>
          <table:table-cell table:formula="of:=[.D64]/1000" office:value-type="float" office:value="1767.48" calcext:value-type="float">
            <text:p>1767,48</text:p>
          </table:table-cell>
          <table:table-cell office:value-type="float" office:value="205" calcext:value-type="float">
            <text:p>2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BV1_parameter_true_true.xmi.trace</text:p>
          </table:table-cell>
          <table:table-cell office:value-type="float" office:value="1835928" calcext:value-type="float">
            <text:p>1835928</text:p>
          </table:table-cell>
          <table:table-cell table:formula="of:=[.D65]/1000" office:value-type="float" office:value="1835.928" calcext:value-type="float">
            <text:p>1835,928</text:p>
          </table:table-cell>
          <table:table-cell office:value-type="float" office:value="205" calcext:value-type="float">
            <text:p>2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BV2_parameter_false_false.xmi.trace</text:p>
          </table:table-cell>
          <table:table-cell office:value-type="float" office:value="1912768" calcext:value-type="float">
            <text:p>1912768</text:p>
          </table:table-cell>
          <table:table-cell table:formula="of:=[.D66]/1000" office:value-type="float" office:value="1912.768" calcext:value-type="float">
            <text:p>1912,768</text:p>
          </table:table-cell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BV2_parameter_false_true.xmi.trace</text:p>
          </table:table-cell>
          <table:table-cell office:value-type="float" office:value="1995680" calcext:value-type="float">
            <text:p>1995680</text:p>
          </table:table-cell>
          <table:table-cell table:formula="of:=[.D67]/1000" office:value-type="float" office:value="1995.68" calcext:value-type="float">
            <text:p>1995,68</text:p>
          </table:table-cell>
          <table:table-cell office:value-type="float" office:value="222" calcext:value-type="float">
            <text:p>2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BV2_parameter_true_false.xmi.trace</text:p>
          </table:table-cell>
          <table:table-cell office:value-type="float" office:value="1836296" calcext:value-type="float">
            <text:p>1836296</text:p>
          </table:table-cell>
          <table:table-cell table:formula="of:=[.D68]/1000" office:value-type="float" office:value="1836.296" calcext:value-type="float">
            <text:p>1836,296</text:p>
          </table:table-cell>
          <table:table-cell office:value-type="float" office:value="205" calcext:value-type="float">
            <text:p>2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BV2_parameter_true_true.xmi.trace</text:p>
          </table:table-cell>
          <table:table-cell office:value-type="float" office:value="1836360" calcext:value-type="float">
            <text:p>1836360</text:p>
          </table:table-cell>
          <table:table-cell table:formula="of:=[.D69]/1000" office:value-type="float" office:value="1836.36" calcext:value-type="float">
            <text:p>1836,36</text:p>
          </table:table-cell>
          <table:table-cell office:value-type="float" office:value="205" calcext:value-type="float">
            <text:p>2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BV3_parameter_false_false_false.xmi.trace</text:p>
          </table:table-cell>
          <table:table-cell office:value-type="float" office:value="2939216" calcext:value-type="float">
            <text:p>2939216</text:p>
          </table:table-cell>
          <table:table-cell table:formula="of:=[.D70]/1000" office:value-type="float" office:value="2939.216" calcext:value-type="float">
            <text:p>2939,216</text:p>
          </table:table-cell>
          <table:table-cell office:value-type="float" office:value="280" calcext:value-type="float">
            <text:p>2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BV3_parameter_false_false_true.xmi.trace</text:p>
          </table:table-cell>
          <table:table-cell office:value-type="float" office:value="2956184" calcext:value-type="float">
            <text:p>2956184</text:p>
          </table:table-cell>
          <table:table-cell table:formula="of:=[.D71]/1000" office:value-type="float" office:value="2956.184" calcext:value-type="float">
            <text:p>2956,184</text:p>
          </table:table-cell>
          <table:table-cell office:value-type="float" office:value="282" calcext:value-type="float">
            <text:p>2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BV3_parameter_false_true_false.xmi.trace</text:p>
          </table:table-cell>
          <table:table-cell office:value-type="float" office:value="2699208" calcext:value-type="float">
            <text:p>2699208</text:p>
          </table:table-cell>
          <table:table-cell table:formula="of:=[.D72]/1000" office:value-type="float" office:value="2699.208" calcext:value-type="float">
            <text:p>2699,208</text:p>
          </table:table-cell>
          <table:table-cell office:value-type="float" office:value="265" calcext:value-type="float">
            <text:p>2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BV3_parameter_false_true_true.xmi.trace</text:p>
          </table:table-cell>
          <table:table-cell office:value-type="float" office:value="2778736" calcext:value-type="float">
            <text:p>2778736</text:p>
          </table:table-cell>
          <table:table-cell table:formula="of:=[.D73]/1000" office:value-type="float" office:value="2778.736" calcext:value-type="float">
            <text:p>2778,736</text:p>
          </table:table-cell>
          <table:table-cell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BV3_parameter_true_false_false.xmi.trace</text:p>
          </table:table-cell>
          <table:table-cell office:value-type="float" office:value="2521592" calcext:value-type="float">
            <text:p>2521592</text:p>
          </table:table-cell>
          <table:table-cell table:formula="of:=[.D74]/1000" office:value-type="float" office:value="2521.592" calcext:value-type="float">
            <text:p>2521,592</text:p>
          </table:table-cell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BV3_parameter_true_false_true.xmi.trace</text:p>
          </table:table-cell>
          <table:table-cell office:value-type="float" office:value="2597528" calcext:value-type="float">
            <text:p>2597528</text:p>
          </table:table-cell>
          <table:table-cell table:formula="of:=[.D75]/1000" office:value-type="float" office:value="2597.528" calcext:value-type="float">
            <text:p>2597,528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BV3_parameter_true_true_false.xmi.trace</text:p>
          </table:table-cell>
          <table:table-cell office:value-type="float" office:value="2526536" calcext:value-type="float">
            <text:p>2526536</text:p>
          </table:table-cell>
          <table:table-cell table:formula="of:=[.D76]/1000" office:value-type="float" office:value="2526.536" calcext:value-type="float">
            <text:p>2526,536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ds_traces</text:p>
          </table:table-cell>
          <table:table-cell office:value-type="string" calcext:value-type="string">
            <text:p>ExampleBV3_parameter_true_true_true.xmi.trace</text:p>
          </table:table-cell>
          <table:table-cell office:value-type="float" office:value="2596264" calcext:value-type="float">
            <text:p>2596264</text:p>
          </table:table-cell>
          <table:table-cell table:formula="of:=[.D77]/1000" office:value-type="float" office:value="2596.264" calcext:value-type="float">
            <text:p>2596,264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umlFewSteps</text:p>
          </table:table-cell>
          <table:table-cell table:style-name="ce2" office:value-type="string" calcext:value-type="string">
            <text:p>partial_ds_traces</text:p>
          </table:table-cell>
          <table:table-cell table:style-name="ce2" office:value-type="string" calcext:value-type="string">
            <text:p>2557-1_parameter_1.xmi.trace</text:p>
          </table:table-cell>
          <table:table-cell table:style-name="ce2" office:value-type="float" office:value="111552" calcext:value-type="float">
            <text:p>111552</text:p>
          </table:table-cell>
          <table:table-cell table:formula="of:=[.D78]/1000" office:value-type="float" office:value="111.552" calcext:value-type="float">
            <text:p>111,552</text:p>
          </table:table-cell>
          <table:table-cell office:value-type="float" office:value="264" calcext:value-type="float">
            <text:p>264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2557-1_parameter_2.xmi.trace</text:p>
          </table:table-cell>
          <table:table-cell office:value-type="float" office:value="108264" calcext:value-type="float">
            <text:p>108264</text:p>
          </table:table-cell>
          <table:table-cell table:formula="of:=[.D79]/1000" office:value-type="float" office:value="108.264" calcext:value-type="float">
            <text:p>108,264</text:p>
          </table:table-cell>
          <table:table-cell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2557-1_parameter_3.xmi.trace</text:p>
          </table:table-cell>
          <table:table-cell office:value-type="float" office:value="108336" calcext:value-type="float">
            <text:p>108336</text:p>
          </table:table-cell>
          <table:table-cell table:formula="of:=[.D80]/1000" office:value-type="float" office:value="108.336" calcext:value-type="float">
            <text:p>108,336</text:p>
          </table:table-cell>
          <table:table-cell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2557-2_parameter_1.xmi.trace</text:p>
          </table:table-cell>
          <table:table-cell office:value-type="float" office:value="97976" calcext:value-type="float">
            <text:p>97976</text:p>
          </table:table-cell>
          <table:table-cell table:formula="of:=[.D81]/1000" office:value-type="float" office:value="97.976" calcext:value-type="float">
            <text:p>97,976</text:p>
          </table:table-cell>
          <table:table-cell office:value-type="float" office:value="231" calcext:value-type="float">
            <text:p>2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2557-2_parameter_2.xmi.trace</text:p>
          </table:table-cell>
          <table:table-cell office:value-type="float" office:value="91872" calcext:value-type="float">
            <text:p>91872</text:p>
          </table:table-cell>
          <table:table-cell table:formula="of:=[.D82]/1000" office:value-type="float" office:value="91.872" calcext:value-type="float">
            <text:p>91,872</text:p>
          </table:table-cell>
          <table:table-cell office:value-type="float" office:value="223" calcext:value-type="float">
            <text:p>2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2557-2_parameter_3.xmi.trace</text:p>
          </table:table-cell>
          <table:table-cell office:value-type="float" office:value="92088" calcext:value-type="float">
            <text:p>92088</text:p>
          </table:table-cell>
          <table:table-cell table:formula="of:=[.D83]/1000" office:value-type="float" office:value="92.088" calcext:value-type="float">
            <text:p>92,088</text:p>
          </table:table-cell>
          <table:table-cell office:value-type="float" office:value="223" calcext:value-type="float">
            <text:p>2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AV1_parameter_1_1.xmi.trace</text:p>
          </table:table-cell>
          <table:table-cell office:value-type="float" office:value="91344" calcext:value-type="float">
            <text:p>91344</text:p>
          </table:table-cell>
          <table:table-cell table:formula="of:=[.D84]/1000" office:value-type="float" office:value="91.344" calcext:value-type="float">
            <text:p>91,344</text:p>
          </table:table-cell>
          <table:table-cell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AV1_parameter_1_2.xmi.trace</text:p>
          </table:table-cell>
          <table:table-cell office:value-type="float" office:value="91296" calcext:value-type="float">
            <text:p>91296</text:p>
          </table:table-cell>
          <table:table-cell table:formula="of:=[.D85]/1000" office:value-type="float" office:value="91.296" calcext:value-type="float">
            <text:p>91,296</text:p>
          </table:table-cell>
          <table:table-cell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AV1_parameter_2_1.xmi.trace</text:p>
          </table:table-cell>
          <table:table-cell office:value-type="float" office:value="94368" calcext:value-type="float">
            <text:p>94368</text:p>
          </table:table-cell>
          <table:table-cell table:formula="of:=[.D86]/1000" office:value-type="float" office:value="94.368" calcext:value-type="float">
            <text:p>94,368</text:p>
          </table:table-cell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umlFewSteps</text:p>
          </table:table-cell>
          <table:table-cell table:style-name="ce3" office:value-type="string" calcext:value-type="string">
            <text:p>partial_ds_traces</text:p>
          </table:table-cell>
          <table:table-cell table:style-name="ce3" office:value-type="string" calcext:value-type="string">
            <text:p>ExampleAV1_parameter_2_2.xmi.trace</text:p>
          </table:table-cell>
          <table:table-cell table:style-name="ce3" office:value-type="float" office:value="94368" calcext:value-type="float">
            <text:p>94368</text:p>
          </table:table-cell>
          <table:table-cell table:formula="of:=[.D87]/1000" office:value-type="float" office:value="94.368" calcext:value-type="float">
            <text:p>94,368</text:p>
          </table:table-cell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AV2_parameter_1_1.xmi.trace</text:p>
          </table:table-cell>
          <table:table-cell office:value-type="float" office:value="109720" calcext:value-type="float">
            <text:p>109720</text:p>
          </table:table-cell>
          <table:table-cell table:formula="of:=[.D88]/1000" office:value-type="float" office:value="109.72" calcext:value-type="float">
            <text:p>109,72</text:p>
          </table:table-cell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AV2_parameter_1_2.xmi.trace</text:p>
          </table:table-cell>
          <table:table-cell office:value-type="float" office:value="109720" calcext:value-type="float">
            <text:p>109720</text:p>
          </table:table-cell>
          <table:table-cell table:formula="of:=[.D89]/1000" office:value-type="float" office:value="109.72" calcext:value-type="float">
            <text:p>109,72</text:p>
          </table:table-cell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AV2_parameter_2_1.xmi.trace</text:p>
          </table:table-cell>
          <table:table-cell office:value-type="float" office:value="109272" calcext:value-type="float">
            <text:p>109272</text:p>
          </table:table-cell>
          <table:table-cell table:formula="of:=[.D90]/1000" office:value-type="float" office:value="109.272" calcext:value-type="float">
            <text:p>109,272</text:p>
          </table:table-cell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AV2_parameter_2_2.xmi.trace</text:p>
          </table:table-cell>
          <table:table-cell office:value-type="float" office:value="109272" calcext:value-type="float">
            <text:p>109272</text:p>
          </table:table-cell>
          <table:table-cell table:formula="of:=[.D91]/1000" office:value-type="float" office:value="109.272" calcext:value-type="float">
            <text:p>109,272</text:p>
          </table:table-cell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AV3_parameter_1_1.xmi.trace</text:p>
          </table:table-cell>
          <table:table-cell office:value-type="float" office:value="154640" calcext:value-type="float">
            <text:p>154640</text:p>
          </table:table-cell>
          <table:table-cell table:formula="of:=[.D92]/1000" office:value-type="float" office:value="154.64" calcext:value-type="float">
            <text:p>154,64</text:p>
          </table:table-cell>
          <table:table-cell office:value-type="float" office:value="334" calcext:value-type="float">
            <text:p>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AV3_parameter_1_2.xmi.trace</text:p>
          </table:table-cell>
          <table:table-cell office:value-type="float" office:value="154640" calcext:value-type="float">
            <text:p>154640</text:p>
          </table:table-cell>
          <table:table-cell table:formula="of:=[.D93]/1000" office:value-type="float" office:value="154.64" calcext:value-type="float">
            <text:p>154,64</text:p>
          </table:table-cell>
          <table:table-cell office:value-type="float" office:value="334" calcext:value-type="float">
            <text:p>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AV3_parameter_2_1.xmi.trace</text:p>
          </table:table-cell>
          <table:table-cell office:value-type="float" office:value="154264" calcext:value-type="float">
            <text:p>154264</text:p>
          </table:table-cell>
          <table:table-cell table:formula="of:=[.D94]/1000" office:value-type="float" office:value="154.264" calcext:value-type="float">
            <text:p>154,264</text:p>
          </table:table-cell>
          <table:table-cell office:value-type="float" office:value="334" calcext:value-type="float">
            <text:p>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AV3_parameter_2_2.xmi.trace</text:p>
          </table:table-cell>
          <table:table-cell office:value-type="float" office:value="154640" calcext:value-type="float">
            <text:p>154640</text:p>
          </table:table-cell>
          <table:table-cell table:formula="of:=[.D95]/1000" office:value-type="float" office:value="154.64" calcext:value-type="float">
            <text:p>154,64</text:p>
          </table:table-cell>
          <table:table-cell office:value-type="float" office:value="334" calcext:value-type="float">
            <text:p>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AV4_parameter_1_1.xmi.trace</text:p>
          </table:table-cell>
          <table:table-cell office:value-type="float" office:value="147696" calcext:value-type="float">
            <text:p>147696</text:p>
          </table:table-cell>
          <table:table-cell table:formula="of:=[.D96]/1000" office:value-type="float" office:value="147.696" calcext:value-type="float">
            <text:p>147,696</text:p>
          </table:table-cell>
          <table:table-cell office:value-type="float" office:value="331" calcext:value-type="float">
            <text:p>3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AV4_parameter_1_2.xmi.trace</text:p>
          </table:table-cell>
          <table:table-cell office:value-type="float" office:value="147648" calcext:value-type="float">
            <text:p>147648</text:p>
          </table:table-cell>
          <table:table-cell table:formula="of:=[.D97]/1000" office:value-type="float" office:value="147.648" calcext:value-type="float">
            <text:p>147,648</text:p>
          </table:table-cell>
          <table:table-cell office:value-type="float" office:value="331" calcext:value-type="float">
            <text:p>3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AV4_parameter_2_1.xmi.trace</text:p>
          </table:table-cell>
          <table:table-cell office:value-type="float" office:value="147736" calcext:value-type="float">
            <text:p>147736</text:p>
          </table:table-cell>
          <table:table-cell table:formula="of:=[.D98]/1000" office:value-type="float" office:value="147.736" calcext:value-type="float">
            <text:p>147,736</text:p>
          </table:table-cell>
          <table:table-cell office:value-type="float" office:value="331" calcext:value-type="float">
            <text:p>3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AV4_parameter_2_2.xmi.trace</text:p>
          </table:table-cell>
          <table:table-cell office:value-type="float" office:value="147736" calcext:value-type="float">
            <text:p>147736</text:p>
          </table:table-cell>
          <table:table-cell table:formula="of:=[.D99]/1000" office:value-type="float" office:value="147.736" calcext:value-type="float">
            <text:p>147,736</text:p>
          </table:table-cell>
          <table:table-cell office:value-type="float" office:value="331" calcext:value-type="float">
            <text:p>3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BV1_parameter_false_false.xmi.trace</text:p>
          </table:table-cell>
          <table:table-cell office:value-type="float" office:value="89296" calcext:value-type="float">
            <text:p>89296</text:p>
          </table:table-cell>
          <table:table-cell table:formula="of:=[.D100]/1000" office:value-type="float" office:value="89.296" calcext:value-type="float">
            <text:p>89,296</text:p>
          </table:table-cell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BV1_parameter_false_true.xmi.trace</text:p>
          </table:table-cell>
          <table:table-cell office:value-type="float" office:value="93904" calcext:value-type="float">
            <text:p>93904</text:p>
          </table:table-cell>
          <table:table-cell table:formula="of:=[.D101]/1000" office:value-type="float" office:value="93.904" calcext:value-type="float">
            <text:p>93,904</text:p>
          </table:table-cell>
          <table:table-cell office:value-type="float" office:value="222" calcext:value-type="float">
            <text:p>2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BV1_parameter_true_false.xmi.trace</text:p>
          </table:table-cell>
          <table:table-cell office:value-type="float" office:value="86440" calcext:value-type="float">
            <text:p>86440</text:p>
          </table:table-cell>
          <table:table-cell table:formula="of:=[.D102]/1000" office:value-type="float" office:value="86.44" calcext:value-type="float">
            <text:p>86,44</text:p>
          </table:table-cell>
          <table:table-cell office:value-type="float" office:value="205" calcext:value-type="float">
            <text:p>2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BV1_parameter_true_true.xmi.trace</text:p>
          </table:table-cell>
          <table:table-cell office:value-type="float" office:value="86440" calcext:value-type="float">
            <text:p>86440</text:p>
          </table:table-cell>
          <table:table-cell table:formula="of:=[.D103]/1000" office:value-type="float" office:value="86.44" calcext:value-type="float">
            <text:p>86,44</text:p>
          </table:table-cell>
          <table:table-cell office:value-type="float" office:value="205" calcext:value-type="float">
            <text:p>2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BV2_parameter_false_false.xmi.trace</text:p>
          </table:table-cell>
          <table:table-cell office:value-type="float" office:value="89296" calcext:value-type="float">
            <text:p>89296</text:p>
          </table:table-cell>
          <table:table-cell table:formula="of:=[.D104]/1000" office:value-type="float" office:value="89.296" calcext:value-type="float">
            <text:p>89,296</text:p>
          </table:table-cell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BV2_parameter_false_true.xmi.trace</text:p>
          </table:table-cell>
          <table:table-cell office:value-type="float" office:value="93688" calcext:value-type="float">
            <text:p>93688</text:p>
          </table:table-cell>
          <table:table-cell table:formula="of:=[.D105]/1000" office:value-type="float" office:value="93.688" calcext:value-type="float">
            <text:p>93,688</text:p>
          </table:table-cell>
          <table:table-cell office:value-type="float" office:value="222" calcext:value-type="float">
            <text:p>2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BV2_parameter_true_false.xmi.trace</text:p>
          </table:table-cell>
          <table:table-cell office:value-type="float" office:value="86440" calcext:value-type="float">
            <text:p>86440</text:p>
          </table:table-cell>
          <table:table-cell table:formula="of:=[.D106]/1000" office:value-type="float" office:value="86.44" calcext:value-type="float">
            <text:p>86,44</text:p>
          </table:table-cell>
          <table:table-cell office:value-type="float" office:value="205" calcext:value-type="float">
            <text:p>2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BV2_parameter_true_true.xmi.trace</text:p>
          </table:table-cell>
          <table:table-cell office:value-type="float" office:value="84632" calcext:value-type="float">
            <text:p>84632</text:p>
          </table:table-cell>
          <table:table-cell table:formula="of:=[.D107]/1000" office:value-type="float" office:value="84.632" calcext:value-type="float">
            <text:p>84,632</text:p>
          </table:table-cell>
          <table:table-cell office:value-type="float" office:value="205" calcext:value-type="float">
            <text:p>2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BV3_parameter_false_false_false.xmi.trace</text:p>
          </table:table-cell>
          <table:table-cell office:value-type="float" office:value="122672" calcext:value-type="float">
            <text:p>122672</text:p>
          </table:table-cell>
          <table:table-cell table:formula="of:=[.D108]/1000" office:value-type="float" office:value="122.672" calcext:value-type="float">
            <text:p>122,672</text:p>
          </table:table-cell>
          <table:table-cell office:value-type="float" office:value="280" calcext:value-type="float">
            <text:p>2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BV3_parameter_false_false_true.xmi.trace</text:p>
          </table:table-cell>
          <table:table-cell office:value-type="float" office:value="125648" calcext:value-type="float">
            <text:p>125648</text:p>
          </table:table-cell>
          <table:table-cell table:formula="of:=[.D109]/1000" office:value-type="float" office:value="125.648" calcext:value-type="float">
            <text:p>125,648</text:p>
          </table:table-cell>
          <table:table-cell office:value-type="float" office:value="282" calcext:value-type="float">
            <text:p>2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BV3_parameter_false_true_false.xmi.trace</text:p>
          </table:table-cell>
          <table:table-cell office:value-type="float" office:value="111072" calcext:value-type="float">
            <text:p>111072</text:p>
          </table:table-cell>
          <table:table-cell table:formula="of:=[.D110]/1000" office:value-type="float" office:value="111.072" calcext:value-type="float">
            <text:p>111,072</text:p>
          </table:table-cell>
          <table:table-cell office:value-type="float" office:value="265" calcext:value-type="float">
            <text:p>2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BV3_parameter_false_true_true.xmi.trace</text:p>
          </table:table-cell>
          <table:table-cell office:value-type="float" office:value="111040" calcext:value-type="float">
            <text:p>111040</text:p>
          </table:table-cell>
          <table:table-cell table:formula="of:=[.D111]/1000" office:value-type="float" office:value="111.04" calcext:value-type="float">
            <text:p>111,04</text:p>
          </table:table-cell>
          <table:table-cell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BV3_parameter_true_false_false.xmi.trace</text:p>
          </table:table-cell>
          <table:table-cell office:value-type="float" office:value="102688" calcext:value-type="float">
            <text:p>102688</text:p>
          </table:table-cell>
          <table:table-cell table:formula="of:=[.D112]/1000" office:value-type="float" office:value="102.688" calcext:value-type="float">
            <text:p>102,688</text:p>
          </table:table-cell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BV3_parameter_true_false_true.xmi.trace</text:p>
          </table:table-cell>
          <table:table-cell office:value-type="float" office:value="102656" calcext:value-type="float">
            <text:p>102656</text:p>
          </table:table-cell>
          <table:table-cell table:formula="of:=[.D113]/1000" office:value-type="float" office:value="102.656" calcext:value-type="float">
            <text:p>102,656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BV3_parameter_true_true_false.xmi.trace</text:p>
          </table:table-cell>
          <table:table-cell office:value-type="float" office:value="102656" calcext:value-type="float">
            <text:p>102656</text:p>
          </table:table-cell>
          <table:table-cell table:formula="of:=[.D114]/1000" office:value-type="float" office:value="102.656" calcext:value-type="float">
            <text:p>102,656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lFewSteps</text:p>
          </table:table-cell>
          <table:table-cell office:value-type="string" calcext:value-type="string">
            <text:p>partial_ds_traces</text:p>
          </table:table-cell>
          <table:table-cell office:value-type="string" calcext:value-type="string">
            <text:p>ExampleBV3_parameter_true_true_true.xmi.trace</text:p>
          </table:table-cell>
          <table:table-cell office:value-type="float" office:value="102096" calcext:value-type="float">
            <text:p>102096</text:p>
          </table:table-cell>
          <table:table-cell table:formula="of:=[.D115]/1000" office:value-type="float" office:value="102.096" calcext:value-type="float">
            <text:p>102,096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results_raw.A40:results_raw.AMJ7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1:39:53.361769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0T11:53:25.346048466</dc:date>
    <dc:creator>Erwan Bousse</dc:creator>
    <meta:editing-duration>PT2H14M26S</meta:editing-duration>
    <meta:editing-cycles>8</meta:editing-cycles>
    <meta:generator>LibreOffice/5.0.6.2$Linux_X86_64 LibreOffice_project/00$Build-2</meta:generator>
    <meta:document-statistic meta:table-count="1" meta:cell-count="6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d9d9d9" draw:fill-color="#d9d9d9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20" loext:regression-extrapolate-backward="20" loext:regression-force-intercept="false" loext:regression-intercept-value="0" chart:regression-type="linear"/>
      <style:graphic-properties svg:stroke-color="#d9d9d9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stroke="solid" svg:stroke-width="0.1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f7f7f" draw:fill-color="#7f7f7f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20" loext:regression-extrapolate-backward="20" loext:regression-force-intercept="false" loext:regression-intercept-value="0" chart:regression-type="linear"/>
      <style:graphic-properties svg:stroke-color="#7f7f7f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20" loext:regression-extrapolate-backward="20" loext:regression-force-intercept="false" loext:regression-intercept-value="0" chart:regression-type="linear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33cm" svg:height="11.078cm" xlink:href=".." xlink:type="simple" chart:class="chart:scatter" chart:style-name="ch1">
        <chart:legend svg:x="0.904cm" svg:y="8.735cm" style:legend-expansion="custom" chartooo:width="15.405cm" chartooo:height="1.614cm" style:legend-expansion-aspect-ratio="9.54460966542751" chart:style-name="ch2"/>
        <chart:plot-area chart:style-name="ch3" table:cell-range-address="results_raw.E2:results_raw.F39 results_raw.I5:results_raw.I7 results_raw.E40:results_raw.E115" chart:data-source-has-labels="row" svg:x="0.705cm" svg:y="0.237cm" svg:width="15.604cm" svg:height="6.655cm">
          <chartooo:coordinate-region svg:x="1.882cm" svg:y="0.436cm" svg:width="14.147cm" svg:height="5.809cm"/>
          <chart:axis chart:dimension="x" chart:name="primary-x" chart:style-name="ch4">
            <chart:title svg:x="4.97cm" svg:y="7.113cm" chart:style-name="ch5">
              <text:p>Number of states (generic/domain-specific trace)</text:p>
            </chart:title>
          </chart:axis>
          <chart:axis chart:dimension="y" chart:name="primary-y" chart:style-name="ch4">
            <chart:title svg:x="0cm" svg:y="5.804cm" chart:style-name="ch6">
              <text:p>Memory used by the trace (kB)</text:p>
            </chart:title>
            <chart:grid chart:style-name="ch7" chart:class="major"/>
          </chart:axis>
          <chart:series chart:style-name="ch8" chart:values-cell-range-address="results_raw.E2:results_raw.E39" chart:label-cell-address="results_raw.I5:results_raw.I5" chart:class="chart:scatter">
            <chart:domain table:cell-range-address="results_raw.F2:results_raw.F39"/>
            <chart:regression-curve chart:style-name="ch9"/>
            <chart:data-point chart:repeated="32"/>
            <chart:data-point chart:style-name="ch10"/>
            <chart:data-point chart:repeated="5"/>
          </chart:series>
          <chart:series chart:style-name="ch11" chart:values-cell-range-address="results_raw.E40:results_raw.E77" chart:label-cell-address="results_raw.I6:results_raw.I6" chart:class="chart:scatter">
            <chart:domain table:cell-range-address="results_raw.F40:results_raw.F77"/>
            <chart:regression-curve chart:style-name="ch12"/>
            <chart:data-point chart:repeated="38"/>
          </chart:series>
          <chart:series chart:style-name="ch13" chart:values-cell-range-address="results_raw.E78:results_raw.E115" chart:label-cell-address="results_raw.I7:results_raw.I7" chart:class="chart:scatter">
            <chart:domain table:cell-range-address="results_raw.F78:results_raw.F115"/>
            <chart:regression-curve chart:style-name="ch14"/>
            <chart:data-point chart:repeated="3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generic trace</text:p>
                <draw:g>
                  <svg:desc>results_raw.I5:results_raw.I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domain-specific trace</text:p>
                <draw:g>
                  <svg:desc>results_raw.I6:results_raw.I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ustomized trace domain-specific trace</text:p>
                <draw:g>
                  <svg:desc>results_raw.I7:results_raw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">
                <text:p>264</text:p>
                <draw:g>
                  <svg:desc>results_raw.F2:results_raw.F39</svg:desc>
                </draw:g>
              </table:table-cell>
              <table:table-cell office:value-type="float" office:value="10761.632">
                <text:p>10761.632</text:p>
                <draw:g>
                  <svg:desc>results_raw.E2:results_raw.E39</svg:desc>
                </draw:g>
              </table:table-cell>
              <table:table-cell office:value-type="float" office:value="264">
                <text:p>264</text:p>
                <draw:g>
                  <svg:desc>results_raw.F40:results_raw.F77</svg:desc>
                </draw:g>
              </table:table-cell>
              <table:table-cell office:value-type="float" office:value="2454.536">
                <text:p>2454.536</text:p>
                <draw:g>
                  <svg:desc>results_raw.E40:results_raw.E77</svg:desc>
                </draw:g>
              </table:table-cell>
              <table:table-cell office:value-type="float" office:value="264">
                <text:p>264</text:p>
                <draw:g>
                  <svg:desc>results_raw.F78:results_raw.F115</svg:desc>
                </draw:g>
              </table:table-cell>
              <table:table-cell office:value-type="float" office:value="111.552">
                <text:p>111.552</text:p>
                <draw:g>
                  <svg:desc>results_raw.E78:results_raw.E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10421.92">
                <text:p>10421.92</text:p>
              </table:table-cell>
              <table:table-cell office:value-type="float" office:value="256">
                <text:p>256</text:p>
              </table:table-cell>
              <table:table-cell office:value-type="float" office:value="2383.304">
                <text:p>2383.304</text:p>
              </table:table-cell>
              <table:table-cell office:value-type="float" office:value="256">
                <text:p>256</text:p>
              </table:table-cell>
              <table:table-cell office:value-type="float" office:value="108.264">
                <text:p>108.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10435.016">
                <text:p>10435.016</text:p>
              </table:table-cell>
              <table:table-cell office:value-type="float" office:value="256">
                <text:p>256</text:p>
              </table:table-cell>
              <table:table-cell office:value-type="float" office:value="2382.52">
                <text:p>2382.52</text:p>
              </table:table-cell>
              <table:table-cell office:value-type="float" office:value="256">
                <text:p>256</text:p>
              </table:table-cell>
              <table:table-cell office:value-type="float" office:value="108.336">
                <text:p>108.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1">
                <text:p>231</text:p>
              </table:table-cell>
              <table:table-cell office:value-type="float" office:value="8742.92">
                <text:p>8742.92</text:p>
              </table:table-cell>
              <table:table-cell office:value-type="float" office:value="231">
                <text:p>231</text:p>
              </table:table-cell>
              <table:table-cell office:value-type="float" office:value="2065.96">
                <text:p>2065.96</text:p>
              </table:table-cell>
              <table:table-cell office:value-type="float" office:value="231">
                <text:p>231</text:p>
              </table:table-cell>
              <table:table-cell office:value-type="float" office:value="97.976">
                <text:p>97.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3">
                <text:p>223</text:p>
              </table:table-cell>
              <table:table-cell office:value-type="float" office:value="8433.456">
                <text:p>8433.456</text:p>
              </table:table-cell>
              <table:table-cell office:value-type="float" office:value="223">
                <text:p>223</text:p>
              </table:table-cell>
              <table:table-cell office:value-type="float" office:value="1987.232">
                <text:p>1987.232</text:p>
              </table:table-cell>
              <table:table-cell office:value-type="float" office:value="223">
                <text:p>223</text:p>
              </table:table-cell>
              <table:table-cell office:value-type="float" office:value="91.872">
                <text:p>91.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3">
                <text:p>223</text:p>
              </table:table-cell>
              <table:table-cell office:value-type="float" office:value="8430.232">
                <text:p>8430.232</text:p>
              </table:table-cell>
              <table:table-cell office:value-type="float" office:value="223">
                <text:p>223</text:p>
              </table:table-cell>
              <table:table-cell office:value-type="float" office:value="1991.672">
                <text:p>1991.672</text:p>
              </table:table-cell>
              <table:table-cell office:value-type="float" office:value="223">
                <text:p>223</text:p>
              </table:table-cell>
              <table:table-cell office:value-type="float" office:value="92.088">
                <text:p>92.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7970.616">
                <text:p>7970.616</text:p>
              </table:table-cell>
              <table:table-cell office:value-type="float" office:value="210">
                <text:p>210</text:p>
              </table:table-cell>
              <table:table-cell office:value-type="float" office:value="1933.752">
                <text:p>1933.752</text:p>
              </table:table-cell>
              <table:table-cell office:value-type="float" office:value="210">
                <text:p>210</text:p>
              </table:table-cell>
              <table:table-cell office:value-type="float" office:value="91.344">
                <text:p>91.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7970.264">
                <text:p>7970.264</text:p>
              </table:table-cell>
              <table:table-cell office:value-type="float" office:value="210">
                <text:p>210</text:p>
              </table:table-cell>
              <table:table-cell office:value-type="float" office:value="1929.336">
                <text:p>1929.336</text:p>
              </table:table-cell>
              <table:table-cell office:value-type="float" office:value="210">
                <text:p>210</text:p>
              </table:table-cell>
              <table:table-cell office:value-type="float" office:value="91.296">
                <text:p>91.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">
                <text:p>218</text:p>
              </table:table-cell>
              <table:table-cell office:value-type="float" office:value="8287.128">
                <text:p>8287.128</text:p>
              </table:table-cell>
              <table:table-cell office:value-type="float" office:value="218">
                <text:p>218</text:p>
              </table:table-cell>
              <table:table-cell office:value-type="float" office:value="1999.48">
                <text:p>1999.48</text:p>
              </table:table-cell>
              <table:table-cell office:value-type="float" office:value="218">
                <text:p>218</text:p>
              </table:table-cell>
              <table:table-cell office:value-type="float" office:value="94.368">
                <text:p>94.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8289.296">
                <text:p>8289.296</text:p>
              </table:table-cell>
              <table:table-cell office:value-type="float" office:value="218">
                <text:p>218</text:p>
              </table:table-cell>
              <table:table-cell office:value-type="float" office:value="1995.784">
                <text:p>1995.784</text:p>
              </table:table-cell>
              <table:table-cell office:value-type="float" office:value="218">
                <text:p>218</text:p>
              </table:table-cell>
              <table:table-cell office:value-type="float" office:value="94.368">
                <text:p>94.3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2">
                <text:p>242</text:p>
              </table:table-cell>
              <table:table-cell office:value-type="float" office:value="9884.88">
                <text:p>9884.88</text:p>
              </table:table-cell>
              <table:table-cell office:value-type="float" office:value="242">
                <text:p>242</text:p>
              </table:table-cell>
              <table:table-cell office:value-type="float" office:value="2321.704">
                <text:p>2321.704</text:p>
              </table:table-cell>
              <table:table-cell office:value-type="float" office:value="242">
                <text:p>242</text:p>
              </table:table-cell>
              <table:table-cell office:value-type="float" office:value="109.72">
                <text:p>109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2">
                <text:p>242</text:p>
              </table:table-cell>
              <table:table-cell office:value-type="float" office:value="9894.56">
                <text:p>9894.56</text:p>
              </table:table-cell>
              <table:table-cell office:value-type="float" office:value="242">
                <text:p>242</text:p>
              </table:table-cell>
              <table:table-cell office:value-type="float" office:value="2320.472">
                <text:p>2320.472</text:p>
              </table:table-cell>
              <table:table-cell office:value-type="float" office:value="242">
                <text:p>242</text:p>
              </table:table-cell>
              <table:table-cell office:value-type="float" office:value="109.72">
                <text:p>109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2">
                <text:p>242</text:p>
              </table:table-cell>
              <table:table-cell office:value-type="float" office:value="9885.584">
                <text:p>9885.584</text:p>
              </table:table-cell>
              <table:table-cell office:value-type="float" office:value="242">
                <text:p>242</text:p>
              </table:table-cell>
              <table:table-cell office:value-type="float" office:value="2322.448">
                <text:p>2322.448</text:p>
              </table:table-cell>
              <table:table-cell office:value-type="float" office:value="242">
                <text:p>242</text:p>
              </table:table-cell>
              <table:table-cell office:value-type="float" office:value="109.272">
                <text:p>109.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2">
                <text:p>242</text:p>
              </table:table-cell>
              <table:table-cell office:value-type="float" office:value="9889.472">
                <text:p>9889.472</text:p>
              </table:table-cell>
              <table:table-cell office:value-type="float" office:value="242">
                <text:p>242</text:p>
              </table:table-cell>
              <table:table-cell office:value-type="float" office:value="2324.552">
                <text:p>2324.552</text:p>
              </table:table-cell>
              <table:table-cell office:value-type="float" office:value="242">
                <text:p>242</text:p>
              </table:table-cell>
              <table:table-cell office:value-type="float" office:value="109.272">
                <text:p>109.2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4">
                <text:p>334</text:p>
              </table:table-cell>
              <table:table-cell office:value-type="float" office:value="16565.168">
                <text:p>16565.168</text:p>
              </table:table-cell>
              <table:table-cell office:value-type="float" office:value="334">
                <text:p>334</text:p>
              </table:table-cell>
              <table:table-cell office:value-type="float" office:value="3664.224">
                <text:p>3664.224</text:p>
              </table:table-cell>
              <table:table-cell office:value-type="float" office:value="334">
                <text:p>334</text:p>
              </table:table-cell>
              <table:table-cell office:value-type="float" office:value="154.64">
                <text:p>154.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4">
                <text:p>334</text:p>
              </table:table-cell>
              <table:table-cell office:value-type="float" office:value="16559.896">
                <text:p>16559.896</text:p>
              </table:table-cell>
              <table:table-cell office:value-type="float" office:value="334">
                <text:p>334</text:p>
              </table:table-cell>
              <table:table-cell office:value-type="float" office:value="3665.272">
                <text:p>3665.272</text:p>
              </table:table-cell>
              <table:table-cell office:value-type="float" office:value="334">
                <text:p>334</text:p>
              </table:table-cell>
              <table:table-cell office:value-type="float" office:value="154.64">
                <text:p>154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4">
                <text:p>334</text:p>
              </table:table-cell>
              <table:table-cell office:value-type="float" office:value="16558.672">
                <text:p>16558.672</text:p>
              </table:table-cell>
              <table:table-cell office:value-type="float" office:value="334">
                <text:p>334</text:p>
              </table:table-cell>
              <table:table-cell office:value-type="float" office:value="3662.784">
                <text:p>3662.784</text:p>
              </table:table-cell>
              <table:table-cell office:value-type="float" office:value="334">
                <text:p>334</text:p>
              </table:table-cell>
              <table:table-cell office:value-type="float" office:value="154.264">
                <text:p>154.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4">
                <text:p>334</text:p>
              </table:table-cell>
              <table:table-cell office:value-type="float" office:value="16567.464">
                <text:p>16567.464</text:p>
              </table:table-cell>
              <table:table-cell office:value-type="float" office:value="334">
                <text:p>334</text:p>
              </table:table-cell>
              <table:table-cell office:value-type="float" office:value="3662.68">
                <text:p>3662.68</text:p>
              </table:table-cell>
              <table:table-cell office:value-type="float" office:value="334">
                <text:p>334</text:p>
              </table:table-cell>
              <table:table-cell office:value-type="float" office:value="154.64">
                <text:p>154.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1">
                <text:p>331</text:p>
              </table:table-cell>
              <table:table-cell office:value-type="float" office:value="16281.104">
                <text:p>16281.104</text:p>
              </table:table-cell>
              <table:table-cell office:value-type="float" office:value="331">
                <text:p>331</text:p>
              </table:table-cell>
              <table:table-cell office:value-type="float" office:value="3591.096">
                <text:p>3591.096</text:p>
              </table:table-cell>
              <table:table-cell office:value-type="float" office:value="331">
                <text:p>331</text:p>
              </table:table-cell>
              <table:table-cell office:value-type="float" office:value="147.696">
                <text:p>147.6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1">
                <text:p>331</text:p>
              </table:table-cell>
              <table:table-cell office:value-type="float" office:value="16275.96">
                <text:p>16275.96</text:p>
              </table:table-cell>
              <table:table-cell office:value-type="float" office:value="331">
                <text:p>331</text:p>
              </table:table-cell>
              <table:table-cell office:value-type="float" office:value="3592.496">
                <text:p>3592.496</text:p>
              </table:table-cell>
              <table:table-cell office:value-type="float" office:value="331">
                <text:p>331</text:p>
              </table:table-cell>
              <table:table-cell office:value-type="float" office:value="147.648">
                <text:p>147.6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1">
                <text:p>331</text:p>
              </table:table-cell>
              <table:table-cell office:value-type="float" office:value="16275.84">
                <text:p>16275.84</text:p>
              </table:table-cell>
              <table:table-cell office:value-type="float" office:value="331">
                <text:p>331</text:p>
              </table:table-cell>
              <table:table-cell office:value-type="float" office:value="3590.336">
                <text:p>3590.336</text:p>
              </table:table-cell>
              <table:table-cell office:value-type="float" office:value="331">
                <text:p>331</text:p>
              </table:table-cell>
              <table:table-cell office:value-type="float" office:value="147.736">
                <text:p>147.7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1">
                <text:p>331</text:p>
              </table:table-cell>
              <table:table-cell office:value-type="float" office:value="16288.448">
                <text:p>16288.448</text:p>
              </table:table-cell>
              <table:table-cell office:value-type="float" office:value="331">
                <text:p>331</text:p>
              </table:table-cell>
              <table:table-cell office:value-type="float" office:value="3593.384">
                <text:p>3593.384</text:p>
              </table:table-cell>
              <table:table-cell office:value-type="float" office:value="331">
                <text:p>331</text:p>
              </table:table-cell>
              <table:table-cell office:value-type="float" office:value="147.736">
                <text:p>147.7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2">
                <text:p>212</text:p>
              </table:table-cell>
              <table:table-cell office:value-type="float" office:value="8054.184">
                <text:p>8054.184</text:p>
              </table:table-cell>
              <table:table-cell office:value-type="float" office:value="212">
                <text:p>212</text:p>
              </table:table-cell>
              <table:table-cell office:value-type="float" office:value="1911.4">
                <text:p>1911.4</text:p>
              </table:table-cell>
              <table:table-cell office:value-type="float" office:value="212">
                <text:p>212</text:p>
              </table:table-cell>
              <table:table-cell office:value-type="float" office:value="89.296">
                <text:p>89.2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2">
                <text:p>222</text:p>
              </table:table-cell>
              <table:table-cell office:value-type="float" office:value="8447.88">
                <text:p>8447.88</text:p>
              </table:table-cell>
              <table:table-cell office:value-type="float" office:value="222">
                <text:p>222</text:p>
              </table:table-cell>
              <table:table-cell office:value-type="float" office:value="1996.392">
                <text:p>1996.392</text:p>
              </table:table-cell>
              <table:table-cell office:value-type="float" office:value="222">
                <text:p>222</text:p>
              </table:table-cell>
              <table:table-cell office:value-type="float" office:value="93.904">
                <text:p>93.9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5">
                <text:p>205</text:p>
              </table:table-cell>
              <table:table-cell office:value-type="float" office:value="7763">
                <text:p>7763</text:p>
              </table:table-cell>
              <table:table-cell office:value-type="float" office:value="205">
                <text:p>205</text:p>
              </table:table-cell>
              <table:table-cell office:value-type="float" office:value="1767.48">
                <text:p>1767.48</text:p>
              </table:table-cell>
              <table:table-cell office:value-type="float" office:value="205">
                <text:p>205</text:p>
              </table:table-cell>
              <table:table-cell office:value-type="float" office:value="86.44">
                <text:p>86.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5">
                <text:p>205</text:p>
              </table:table-cell>
              <table:table-cell office:value-type="float" office:value="7763.84">
                <text:p>7763.84</text:p>
              </table:table-cell>
              <table:table-cell office:value-type="float" office:value="205">
                <text:p>205</text:p>
              </table:table-cell>
              <table:table-cell office:value-type="float" office:value="1835.928">
                <text:p>1835.928</text:p>
              </table:table-cell>
              <table:table-cell office:value-type="float" office:value="205">
                <text:p>205</text:p>
              </table:table-cell>
              <table:table-cell office:value-type="float" office:value="86.44">
                <text:p>86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2">
                <text:p>212</text:p>
              </table:table-cell>
              <table:table-cell office:value-type="float" office:value="8045.704">
                <text:p>8045.704</text:p>
              </table:table-cell>
              <table:table-cell office:value-type="float" office:value="212">
                <text:p>212</text:p>
              </table:table-cell>
              <table:table-cell office:value-type="float" office:value="1912.768">
                <text:p>1912.768</text:p>
              </table:table-cell>
              <table:table-cell office:value-type="float" office:value="212">
                <text:p>212</text:p>
              </table:table-cell>
              <table:table-cell office:value-type="float" office:value="89.296">
                <text:p>89.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2">
                <text:p>222</text:p>
              </table:table-cell>
              <table:table-cell office:value-type="float" office:value="8447.528">
                <text:p>8447.528</text:p>
              </table:table-cell>
              <table:table-cell office:value-type="float" office:value="222">
                <text:p>222</text:p>
              </table:table-cell>
              <table:table-cell office:value-type="float" office:value="1995.68">
                <text:p>1995.68</text:p>
              </table:table-cell>
              <table:table-cell office:value-type="float" office:value="222">
                <text:p>222</text:p>
              </table:table-cell>
              <table:table-cell office:value-type="float" office:value="93.688">
                <text:p>93.6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5">
                <text:p>205</text:p>
              </table:table-cell>
              <table:table-cell office:value-type="float" office:value="7763.336">
                <text:p>7763.336</text:p>
              </table:table-cell>
              <table:table-cell office:value-type="float" office:value="205">
                <text:p>205</text:p>
              </table:table-cell>
              <table:table-cell office:value-type="float" office:value="1836.296">
                <text:p>1836.296</text:p>
              </table:table-cell>
              <table:table-cell office:value-type="float" office:value="205">
                <text:p>205</text:p>
              </table:table-cell>
              <table:table-cell office:value-type="float" office:value="86.44">
                <text:p>86.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5">
                <text:p>205</text:p>
              </table:table-cell>
              <table:table-cell office:value-type="float" office:value="7760.504">
                <text:p>7760.504</text:p>
              </table:table-cell>
              <table:table-cell office:value-type="float" office:value="205">
                <text:p>205</text:p>
              </table:table-cell>
              <table:table-cell office:value-type="float" office:value="1836.36">
                <text:p>1836.36</text:p>
              </table:table-cell>
              <table:table-cell office:value-type="float" office:value="205">
                <text:p>205</text:p>
              </table:table-cell>
              <table:table-cell office:value-type="float" office:value="84.632">
                <text:p>84.6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0">
                <text:p>280</text:p>
              </table:table-cell>
              <table:table-cell office:value-type="float" office:value="12875.576">
                <text:p>12875.576</text:p>
              </table:table-cell>
              <table:table-cell office:value-type="float" office:value="280">
                <text:p>280</text:p>
              </table:table-cell>
              <table:table-cell office:value-type="float" office:value="2939.216">
                <text:p>2939.216</text:p>
              </table:table-cell>
              <table:table-cell office:value-type="float" office:value="280">
                <text:p>280</text:p>
              </table:table-cell>
              <table:table-cell office:value-type="float" office:value="122.672">
                <text:p>122.6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2">
                <text:p>282</text:p>
              </table:table-cell>
              <table:table-cell office:value-type="float" office:value="12969.88">
                <text:p>12969.88</text:p>
              </table:table-cell>
              <table:table-cell office:value-type="float" office:value="282">
                <text:p>282</text:p>
              </table:table-cell>
              <table:table-cell office:value-type="float" office:value="2956.184">
                <text:p>2956.184</text:p>
              </table:table-cell>
              <table:table-cell office:value-type="float" office:value="282">
                <text:p>282</text:p>
              </table:table-cell>
              <table:table-cell office:value-type="float" office:value="125.648">
                <text:p>125.6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5">
                <text:p>265</text:p>
              </table:table-cell>
              <table:table-cell office:value-type="float" office:value="12143.408">
                <text:p>12143.408</text:p>
              </table:table-cell>
              <table:table-cell office:value-type="float" office:value="265">
                <text:p>265</text:p>
              </table:table-cell>
              <table:table-cell office:value-type="float" office:value="2699.208">
                <text:p>2699.208</text:p>
              </table:table-cell>
              <table:table-cell office:value-type="float" office:value="265">
                <text:p>265</text:p>
              </table:table-cell>
              <table:table-cell office:value-type="float" office:value="111.072">
                <text:p>111.0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9">
                <text:p>259</text:p>
              </table:table-cell>
              <table:table-cell office:value-type="float" office:value="11843.12">
                <text:p>11843.12</text:p>
              </table:table-cell>
              <table:table-cell office:value-type="float" office:value="259">
                <text:p>259</text:p>
              </table:table-cell>
              <table:table-cell office:value-type="float" office:value="2778.736">
                <text:p>2778.736</text:p>
              </table:table-cell>
              <table:table-cell office:value-type="float" office:value="259">
                <text:p>259</text:p>
              </table:table-cell>
              <table:table-cell office:value-type="float" office:value="111.04">
                <text:p>111.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2">
                <text:p>242</text:p>
              </table:table-cell>
              <table:table-cell office:value-type="float" office:value="11013.512">
                <text:p>11013.512</text:p>
              </table:table-cell>
              <table:table-cell office:value-type="float" office:value="242">
                <text:p>242</text:p>
              </table:table-cell>
              <table:table-cell office:value-type="float" office:value="2521.592">
                <text:p>2521.592</text:p>
              </table:table-cell>
              <table:table-cell office:value-type="float" office:value="242">
                <text:p>242</text:p>
              </table:table-cell>
              <table:table-cell office:value-type="float" office:value="102.688">
                <text:p>102.6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8">
                <text:p>248</text:p>
              </table:table-cell>
              <table:table-cell office:value-type="float" office:value="11304.776">
                <text:p>11304.776</text:p>
              </table:table-cell>
              <table:table-cell office:value-type="float" office:value="248">
                <text:p>248</text:p>
              </table:table-cell>
              <table:table-cell office:value-type="float" office:value="2597.528">
                <text:p>2597.528</text:p>
              </table:table-cell>
              <table:table-cell office:value-type="float" office:value="248">
                <text:p>248</text:p>
              </table:table-cell>
              <table:table-cell office:value-type="float" office:value="102.656">
                <text:p>102.6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8">
                <text:p>248</text:p>
              </table:table-cell>
              <table:table-cell office:value-type="float" office:value="11302.696">
                <text:p>11302.696</text:p>
              </table:table-cell>
              <table:table-cell office:value-type="float" office:value="248">
                <text:p>248</text:p>
              </table:table-cell>
              <table:table-cell office:value-type="float" office:value="2526.536">
                <text:p>2526.536</text:p>
              </table:table-cell>
              <table:table-cell office:value-type="float" office:value="248">
                <text:p>248</text:p>
              </table:table-cell>
              <table:table-cell office:value-type="float" office:value="102.656">
                <text:p>102.6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8">
                <text:p>248</text:p>
              </table:table-cell>
              <table:table-cell office:value-type="float" office:value="11304.856">
                <text:p>11304.856</text:p>
              </table:table-cell>
              <table:table-cell office:value-type="float" office:value="248">
                <text:p>248</text:p>
              </table:table-cell>
              <table:table-cell office:value-type="float" office:value="2596.264">
                <text:p>2596.264</text:p>
              </table:table-cell>
              <table:table-cell office:value-type="float" office:value="248">
                <text:p>248</text:p>
              </table:table-cell>
              <table:table-cell office:value-type="float" office:value="102.096">
                <text:p>102.0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